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339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90783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690783" style:font-name-asian="Symbol1" style:font-size-asian="12pt" style:font-name-complex="Times New Roman2" style:font-size-complex="12pt" style:language-complex="ar" style:country-complex="SA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7846f" style:font-name-asian="Symbol1" style:font-size-asian="12pt" style:font-name-complex="Times New Roman" style:font-size-complex="12pt" style:language-complex="ar" style:country-complex="SA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7a134c" style:font-name-asian="Symbol1" style:font-size-asian="12pt" style:font-name-complex="Times New Roman" style:font-size-complex="12pt" style:language-complex="ar" style:country-complex="SA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6e0b1f" style:font-size-asian="12pt" style:font-size-complex="12pt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7a134c" style:font-size-asian="12pt" style:font-size-complex="12pt"/>
    </style:style>
    <style:style style:name="P8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9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style:text-underline-style="none" officeooo:rsid="00121e03" officeooo:paragraph-rsid="006263c1" style:font-size-asian="12pt" style:font-size-complex="12pt"/>
    </style:style>
    <style:style style:name="P1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style:text-underline-style="none" officeooo:paragraph-rsid="006263c1" style:font-size-asian="12pt" style:font-size-complex="12pt"/>
    </style:style>
    <style:style style:name="P1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263c1" style:font-size-asian="12pt" style:font-size-complex="12pt"/>
    </style:style>
    <style:style style:name="P1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3a9d2" style:font-size-asian="12pt" style:font-size-complex="12pt"/>
    </style:style>
    <style:style style:name="P1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4652e" style:font-size-asian="12pt" style:font-size-complex="12pt"/>
    </style:style>
    <style:style style:name="P1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c899f" style:font-size-asian="12pt" style:font-size-complex="12pt"/>
    </style:style>
    <style:style style:name="P1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90783" style:font-size-asian="12pt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e0b1f" style:font-size-asian="12pt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6ff59" style:font-size-asian="12pt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7846f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e9420" style:font-size-asian="12pt" style:font-size-complex="12pt"/>
    </style:style>
    <style:style style:name="P2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f9cd7" style:font-size-asian="12pt" style:font-size-complex="12pt"/>
    </style:style>
    <style:style style:name="P2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778c94" style:font-size-asian="12pt" style:font-size-complex="12pt"/>
    </style:style>
    <style:style style:name="P2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780efc" style:font-size-asian="12pt" style:font-size-complex="12pt"/>
    </style:style>
    <style:style style:name="P2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19d6b" style:font-size-asian="12pt" style:font-name-complex="Times New Roman2" style:font-size-complex="12pt"/>
    </style:style>
    <style:style style:name="P2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rsid="002086bd" officeooo:paragraph-rsid="00690783" style:font-size-asian="12pt" style:font-name-complex="Times New Roman2" style:font-size-complex="12pt"/>
    </style:style>
    <style:style style:name="P2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rsid="0022176e" officeooo:paragraph-rsid="00690783" style:font-size-asian="12pt" style:font-name-complex="Times New Roman2" style:font-size-complex="12pt"/>
    </style:style>
    <style:style style:name="P2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rsid="0015a3a6" officeooo:paragraph-rsid="007af04d" style:font-size-asian="12pt" style:font-size-complex="12pt"/>
    </style:style>
    <style:style style:name="P2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rsid="0015a3a6" officeooo:paragraph-rsid="007bf79a" style:font-size-asian="12pt" style:font-size-complex="12pt"/>
    </style:style>
    <style:style style:name="P2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6263c1" style:font-size-asian="12pt" style:font-name-complex="Times New Roman2" style:font-size-complex="12pt" style:language-complex="ar" style:country-complex="SA"/>
    </style:style>
    <style:style style:name="P2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6af2df" style:font-size-asian="12pt" style:font-style-asian="italic" style:font-name-complex="Times New Roman" style:font-size-complex="12pt" style:language-complex="ar" style:country-complex="SA" style:font-style-complex="normal"/>
    </style:style>
    <style:style style:name="P3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90783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e9420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f9cd7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778c94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718483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7a134c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7af04d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6c3090" officeooo:paragraph-rsid="00780efc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26e28c" officeooo:paragraph-rsid="007bf79a" style:font-name-asian="Symbol1" style:font-size-asian="12pt" style:font-style-asian="normal" style:font-name-complex="Times New Roman2" style:font-size-complex="12pt" style:language-complex="ar" style:country-complex="SA" style:font-style-complex="normal" loext:padding="0in" loext:border="none"/>
    </style:style>
    <style:style style:name="P3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officeooo:rsid="0015a3a6" officeooo:paragraph-rsid="007bf79a" style:font-name-asian="Symbol1" style:font-size-asian="14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style:text-underline-style="none" officeooo:paragraph-rsid="005b2856" style:font-size-asian="12pt" style:font-name-complex="Times New Roman" style:font-size-complex="12pt" style:language-complex="ar" style:country-complex="SA"/>
    </style:style>
    <style:style style:name="P4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6af2df" style:font-size-asian="12pt" style:font-name-complex="Times New Roman2" style:font-size-complex="12pt" style:language-complex="ar" style:country-complex="SA"/>
    </style:style>
    <style:style style:name="P4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line-through-style="none" style:text-line-through-type="none" style:text-position="0% 100%" style:font-name="Times New Roman" fo:font-size="12pt" fo:language="uk" fo:country="UA" style:text-underline-style="none" officeooo:rsid="005f3991" officeooo:paragraph-rsid="006263c1" style:font-name-asian="Symbol1" style:font-size-asian="12pt" style:font-name-complex="Times New Roman" style:font-size-complex="12pt" style:language-complex="ar" style:country-complex="SA"/>
    </style:style>
    <style:style style:name="P4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line-through-style="none" style:text-line-through-type="none" style:text-position="0% 100%" style:font-name="Times New Roman" fo:font-size="12pt" fo:language="uk" fo:country="UA" style:text-underline-style="none" officeooo:rsid="00260e85" officeooo:paragraph-rsid="00780efc" style:font-name-asian="Symbol1" style:font-size-asian="12pt" style:font-name-complex="Times New Roman" style:font-size-complex="12pt" style:language-complex="ar" style:country-complex="SA"/>
    </style:style>
    <style:style style:name="P4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63a9d2" style:font-name-asian="Symbol1" style:font-size-asian="12pt" style:font-name-complex="Times New Roman" style:font-size-complex="12pt" style:language-complex="ar" style:country-complex="SA"/>
    </style:style>
    <style:style style:name="P4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64652e" style:font-name-asian="Symbol1" style:font-size-asian="12pt" style:font-name-complex="Times New Roman" style:font-size-complex="12pt" style:language-complex="ar" style:country-complex="SA"/>
    </style:style>
    <style:style style:name="P4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6c899f" style:font-name-asian="Symbol1" style:font-size-asian="12pt" style:font-name-complex="Times New Roman" style:font-size-complex="12pt" style:language-complex="ar" style:country-complex="SA"/>
    </style:style>
    <style:style style:name="P4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690783" style:font-name-asian="Symbol1" style:font-size-asian="12pt" style:font-name-complex="Times New Roman" style:font-size-complex="12pt" style:language-complex="ar" style:country-complex="SA"/>
    </style:style>
    <style:style style:name="P4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74a389" style:font-name-asian="Symbol1" style:font-size-asian="12pt" style:font-name-complex="Times New Roman" style:font-size-complex="12pt" style:language-complex="ar" style:country-complex="SA"/>
    </style:style>
    <style:style style:name="P4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6e0b1f" style:font-name-asian="Symbol1" style:font-size-asian="12pt" style:font-name-complex="Times New Roman" style:font-size-complex="12pt" style:language-complex="ar" style:country-complex="SA"/>
    </style:style>
    <style:style style:name="P5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65850d" style:font-name-asian="Symbol1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66ff59" style:font-name-asian="Symbol1" style:font-size-asian="12pt" style:font-name-complex="Times New Roman" style:font-size-complex="12pt" style:language-complex="ar" style:country-complex="SA"/>
    </style:style>
    <style:style style:name="P5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67846f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use-window-font-color="true" style:text-position="0% 100%" fo:language="uk" fo:country="UA" style:text-underline-style="none" officeooo:rsid="00260e85" style:font-name-asian="Symbol1" style:font-name-complex="Times New Roman" style:language-complex="ar" style:country-complex="SA"/>
    </style:style>
    <style:style style:name="T2" style:family="text">
      <style:text-properties style:use-window-font-color="true" style:text-position="0% 100%" fo:language="uk" fo:country="UA" style:text-underline-style="none" officeooo:rsid="006263c1" style:font-name-asian="Symbol1" style:font-name-complex="Times New Roman" style:language-complex="ar" style:country-complex="SA"/>
    </style:style>
    <style:style style:name="T3" style:family="text">
      <style:text-properties style:use-window-font-color="true" style:text-position="0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4" style:family="text">
      <style:text-properties style:use-window-font-color="true" style:text-position="0% 100%" fo:language="uk" fo:country="UA" style:text-underline-style="none" officeooo:rsid="0064652e" style:font-name-asian="Symbol1" style:font-name-complex="Times New Roman" style:language-complex="ar" style:country-complex="SA"/>
    </style:style>
    <style:style style:name="T5" style:family="text">
      <style:text-properties style:use-window-font-color="true" style:text-position="0% 100%" fo:language="uk" fo:country="UA" style:text-underline-style="none" officeooo:rsid="00563c6c" style:font-name-asian="Symbol1" style:font-name-complex="Times New Roman" style:language-complex="ar" style:country-complex="SA"/>
    </style:style>
    <style:style style:name="T6" style:family="text">
      <style:text-properties style:use-window-font-color="true" style:text-position="0% 100%" fo:language="uk" fo:country="UA" style:text-underline-style="none" officeooo:rsid="00654eeb" style:font-name-asian="Symbol1" style:font-name-complex="Times New Roman" style:language-complex="ar" style:country-complex="SA"/>
    </style:style>
    <style:style style:name="T7" style:family="text">
      <style:text-properties style:use-window-font-color="true" style:text-position="0% 100%" fo:language="uk" fo:country="UA" style:text-underline-style="none" officeooo:rsid="0065850d" style:font-name-asian="Symbol1" style:font-name-complex="Times New Roman" style:language-complex="ar" style:country-complex="SA"/>
    </style:style>
    <style:style style:name="T8" style:family="text">
      <style:text-properties style:use-window-font-color="true" style:text-position="0% 100%" fo:language="uk" fo:country="UA" style:text-underline-style="none" officeooo:rsid="00555d4e" style:font-name-asian="Symbol1" style:font-name-complex="Times New Roman" style:language-complex="ar" style:country-complex="SA"/>
    </style:style>
    <style:style style:name="T9" style:family="text">
      <style:text-properties style:use-window-font-color="true" style:text-position="0% 100%" fo:language="uk" fo:country="UA" style:text-underline-style="none" officeooo:rsid="0066ff59" style:font-name-asian="Symbol1" style:font-name-complex="Times New Roman" style:language-complex="ar" style:country-complex="SA"/>
    </style:style>
    <style:style style:name="T10" style:family="text">
      <style:text-properties style:use-window-font-color="true" style:text-position="0% 100%" fo:language="uk" fo:country="UA" style:text-underline-style="none" officeooo:rsid="0060028a" style:font-name-asian="Symbol1" style:font-name-complex="Times New Roman" style:language-complex="ar" style:country-complex="SA"/>
    </style:style>
    <style:style style:name="T11" style:family="text">
      <style:text-properties style:use-window-font-color="true" style:text-position="0% 100%" fo:language="uk" fo:country="UA" style:text-underline-style="none" officeooo:rsid="005698f1" style:font-name-asian="Symbol1" style:font-name-complex="Times New Roman" style:language-complex="ar" style:country-complex="SA"/>
    </style:style>
    <style:style style:name="T12" style:family="text">
      <style:text-properties style:use-window-font-color="true" style:text-position="0% 100%" fo:language="uk" fo:country="UA" style:text-underline-style="none" officeooo:rsid="0058cacc" style:font-name-asian="Symbol1" style:font-name-complex="Times New Roman" style:language-complex="ar" style:country-complex="SA"/>
    </style:style>
    <style:style style:name="T13" style:family="text">
      <style:text-properties style:use-window-font-color="true" style:text-position="0% 100%" fo:language="uk" fo:country="UA" style:text-underline-style="none" officeooo:rsid="0067846f" style:font-name-asian="Symbol1" style:font-name-complex="Times New Roman" style:language-complex="ar" style:country-complex="SA"/>
    </style:style>
    <style:style style:name="T14" style:family="text">
      <style:text-properties style:use-window-font-color="true" style:text-position="0% 100%" fo:language="uk" fo:country="UA" style:text-underline-style="none" officeooo:rsid="005c9de9" style:font-name-asian="Symbol1" style:font-name-complex="Times New Roman" style:language-complex="ar" style:country-complex="SA"/>
    </style:style>
    <style:style style:name="T15" style:family="text">
      <style:text-properties style:use-window-font-color="true" style:text-position="0% 100%" fo:language="uk" fo:country="UA" style:text-underline-style="none" officeooo:rsid="00604bfc" style:font-name-asian="Symbol1" style:font-name-complex="Times New Roman" style:language-complex="ar" style:country-complex="SA"/>
    </style:style>
    <style:style style:name="T16" style:family="text">
      <style:text-properties style:use-window-font-color="true" style:text-position="0% 100%" fo:language="uk" fo:country="UA" style:text-underline-style="none" officeooo:rsid="0062ee47" style:font-name-asian="Symbol1" style:font-name-complex="Times New Roman" style:language-complex="ar" style:country-complex="SA"/>
    </style:style>
    <style:style style:name="T17" style:family="text">
      <style:text-properties style:use-window-font-color="true" style:text-position="0% 100%" fo:language="uk" fo:country="UA" style:text-underline-style="none" officeooo:rsid="0065921e" style:font-name-asian="Symbol1" style:font-name-complex="Times New Roman" style:language-complex="ar" style:country-complex="SA"/>
    </style:style>
    <style:style style:name="T18" style:family="text">
      <style:text-properties style:use-window-font-color="true" style:text-position="0% 100%" fo:language="uk" fo:country="UA" style:text-underline-style="none" officeooo:rsid="00611294" style:font-name-asian="Symbol1" style:font-name-complex="Times New Roman" style:language-complex="ar" style:country-complex="SA"/>
    </style:style>
    <style:style style:name="T19" style:family="text">
      <style:text-properties style:use-window-font-color="true" style:text-position="0% 100%" fo:letter-spacing="-0.0035in" fo:language="uk" fo:country="UA" style:text-underline-style="none" officeooo:rsid="00260e85" style:font-name-asian="Symbol1" style:font-name-complex="Times New Roman" style:language-complex="ar" style:country-complex="SA"/>
    </style:style>
    <style:style style:name="T20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21" style:family="text">
      <style:text-properties style:use-window-font-color="true" style:text-position="0% 100%" officeooo:rsid="00702cc8" style:font-name-asian="Symbol1" style:font-name-complex="Times New Roman" style:language-complex="ar" style:country-complex="SA"/>
    </style:style>
    <style:style style:name="T22" style:family="text">
      <style:text-properties style:use-window-font-color="true" style:text-position="0% 100%" style:text-underline-style="none" style:font-name-asian="Symbol1" style:font-name-complex="Times New Roman" style:language-complex="ar" style:country-complex="SA"/>
    </style:style>
    <style:style style:name="T23" style:family="text">
      <style:text-properties style:use-window-font-color="true" style:text-position="sub 58%" fo:language="uk" fo:country="UA" style:text-underline-style="none" officeooo:rsid="0015a3a6" style:font-name-asian="Symbol1" style:font-name-complex="Times New Roman" style:language-complex="ar" style:country-complex="SA"/>
    </style:style>
    <style:style style:name="T24" style:family="text">
      <style:text-properties style:use-window-font-color="true" style:text-position="super 58%" fo:language="uk" fo:country="UA" style:text-underline-style="none" officeooo:rsid="0015a3a6" style:font-name-asian="Symbol1" style:font-name-complex="Times New Roman" style:language-complex="ar" style:country-complex="SA"/>
    </style:style>
    <style:style style:name="T25" style:family="text">
      <style:text-properties style:use-window-font-color="true" style:text-position="super 58%" fo:language="uk" fo:country="UA" style:text-underline-style="none" officeooo:rsid="00557f9b" style:font-name-asian="Symbol1" style:font-name-complex="Times New Roman" style:language-complex="ar" style:country-complex="SA"/>
    </style:style>
    <style:style style:name="T26" style:family="text">
      <style:text-properties style:use-window-font-color="true" style:text-line-through-style="none" style:text-line-through-type="none" fo:language="uk" fo:country="UA" style:text-underline-style="none" officeooo:rsid="005b9f18" style:font-name-asian="Calibri" style:font-name-complex="Times New Roman" style:language-complex="ar" style:country-complex="SA"/>
    </style:style>
    <style:style style:name="T27" style:family="text">
      <style:text-properties style:use-window-font-color="true" fo:language="uk" fo:country="UA" officeooo:rsid="005d812a" style:font-name-asian="Calibri" style:font-name-complex="Times New Roman2" style:language-complex="ar" style:country-complex="SA"/>
    </style:style>
    <style:style style:name="T28" style:family="text">
      <style:text-properties style:use-window-font-color="true" fo:language="uk" fo:country="UA" officeooo:rsid="00690783" style:font-name-asian="Calibri" style:font-name-complex="Times New Roman2" style:language-complex="ar" style:country-complex="SA"/>
    </style:style>
    <style:style style:name="T29" style:family="text">
      <style:text-properties style:use-window-font-color="true" fo:language="uk" fo:country="UA" officeooo:rsid="0061f786" style:font-name-asian="Calibri" style:font-name-complex="Times New Roman2" style:language-complex="ar" style:country-complex="SA"/>
    </style:style>
    <style:style style:name="T30" style:family="text">
      <style:text-properties style:use-window-font-color="true" fo:language="uk" fo:country="UA" officeooo:rsid="005c15e2" style:font-name-asian="Calibri" style:font-name-complex="Times New Roman2" style:language-complex="ar" style:country-complex="SA"/>
    </style:style>
    <style:style style:name="T31" style:family="text">
      <style:text-properties style:use-window-font-color="true" fo:language="uk" fo:country="UA" officeooo:rsid="0059c8a3" style:font-name-asian="Calibri" style:font-name-complex="Times New Roman2" style:language-complex="ar" style:country-complex="SA"/>
    </style:style>
    <style:style style:name="T32" style:family="text">
      <style:text-properties fo:font-variant="normal" fo:text-transform="none" fo:color="#000000" style:text-position="sub 58%" fo:letter-spacing="normal" fo:font-style="normal" fo:font-weight="normal" officeooo:rsid="00502aa8" style:font-style-asian="italic" style:font-name-complex="Times New Roman" style:font-style-complex="normal"/>
    </style:style>
    <style:style style:name="T33" style:family="text">
      <style:text-properties fo:font-variant="normal" fo:text-transform="none" fo:color="#000000" style:text-position="super 58%" fo:letter-spacing="normal" fo:font-style="normal" fo:font-weight="normal" officeooo:rsid="00502aa8" style:font-style-asian="italic" style:font-name-complex="Times New Roman" style:font-style-complex="normal"/>
    </style:style>
    <style:style style:name="T34" style:family="text">
      <style:text-properties fo:font-variant="normal" fo:text-transform="none" fo:color="#000000" style:text-position="super 58%" fo:letter-spacing="normal" fo:font-style="normal" fo:font-weight="normal" officeooo:rsid="00493da9" style:font-style-asian="italic" style:font-name-complex="Times New Roman" style:font-style-complex="normal"/>
    </style:style>
    <style:style style:name="T35" style:family="text">
      <style:text-properties fo:font-variant="normal" fo:text-transform="none" fo:color="#000000" fo:letter-spacing="normal" fo:language="uk" fo:country="UA" fo:font-style="normal" fo:font-weight="normal" style:font-name-complex="Times New Roman2"/>
    </style:style>
    <style:style style:name="T36" style:family="text">
      <style:text-properties fo:font-variant="normal" fo:text-transform="none" fo:color="#000000" fo:letter-spacing="normal" fo:language="uk" fo:country="UA" fo:font-style="italic" fo:font-weight="normal" style:font-name-complex="Times New Roman2"/>
    </style:style>
    <style:style style:name="T37" style:family="text">
      <style:text-properties fo:font-variant="normal" fo:text-transform="none" fo:color="#000000" fo:letter-spacing="normal" fo:font-style="normal" fo:font-weight="normal" officeooo:rsid="00586e5c" style:font-style-asian="italic" style:font-name-complex="Times New Roman" style:font-style-complex="normal"/>
    </style:style>
    <style:style style:name="T38" style:family="text">
      <style:text-properties fo:font-variant="normal" fo:text-transform="none" fo:color="#000000" fo:letter-spacing="normal" fo:font-style="normal" fo:font-weight="normal" officeooo:rsid="00121e03" style:font-style-asian="italic" style:font-name-complex="Times New Roman" style:font-style-complex="normal"/>
    </style:style>
    <style:style style:name="T39" style:family="text">
      <style:text-properties fo:font-variant="normal" fo:text-transform="none" fo:color="#000000" fo:letter-spacing="normal" fo:font-style="normal" fo:font-weight="normal" officeooo:rsid="00502aa8" style:font-style-asian="italic" style:font-name-complex="Times New Roman" style:font-style-complex="normal"/>
    </style:style>
    <style:style style:name="T40" style:family="text">
      <style:text-properties fo:font-variant="normal" fo:text-transform="none" fo:color="#000000" fo:letter-spacing="normal" fo:font-style="normal" fo:font-weight="normal" officeooo:rsid="00619d6b" style:font-style-asian="italic" style:font-name-complex="Times New Roman" style:font-style-complex="normal"/>
    </style:style>
    <style:style style:name="T41" style:family="text">
      <style:text-properties fo:font-variant="normal" fo:text-transform="none" fo:color="#000000" fo:letter-spacing="normal" fo:font-style="normal" fo:font-weight="normal" officeooo:rsid="00493da9" style:font-style-asian="italic" style:font-name-complex="Times New Roman" style:font-style-complex="normal"/>
    </style:style>
    <style:style style:name="T42" style:family="text">
      <style:text-properties fo:font-variant="normal" fo:text-transform="none" fo:color="#000000" fo:letter-spacing="normal" fo:font-style="normal" fo:font-weight="normal" officeooo:rsid="005bf5ee" style:font-style-asian="italic" style:font-name-complex="Times New Roman" style:font-style-complex="normal"/>
    </style:style>
    <style:style style:name="T43" style:family="text">
      <style:text-properties fo:font-variant="normal" fo:text-transform="none" fo:color="#000000" style:text-line-through-style="none" style:text-line-through-type="none" fo:letter-spacing="normal" fo:language="uk" fo:country="UA" fo:font-style="normal" fo:font-weight="normal" officeooo:rsid="00121e03" style:font-name-complex="Times New Roman2" style:language-complex="ar" style:country-complex="SA"/>
    </style:style>
    <style:style style:name="T44" style:family="text">
      <style:text-properties fo:font-variant="normal" fo:text-transform="none" fo:color="#000000" style:text-line-through-style="none" style:text-line-through-type="none" fo:letter-spacing="normal" fo:language="uk" fo:country="UA" fo:font-style="normal" fo:font-weight="normal" officeooo:rsid="000d634d" style:font-name-complex="Times New Roman2" style:language-complex="ar" style:country-complex="SA"/>
    </style:style>
    <style:style style:name="T45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18ad2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47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5d812a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5acf9b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49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90783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0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e942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1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82912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2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55c932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04bf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4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a485b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5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05b8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6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31629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7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style:text-underline-style="none" fo:font-weight="normal" officeooo:rsid="00702cc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8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style:text-underline-style="none" fo:font-weight="normal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9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style:text-underline-style="none" fo:font-weight="normal" officeooo:rsid="0072ad5d" style:font-name-asian="Symbol1" style:font-size-asian="10.5pt" style:font-style-asian="normal" style:font-name-complex="Times New Roman" style:language-complex="ar" style:country-complex="SA" style:font-style-complex="normal" loext:padding="0in" loext:border="none"/>
    </style:style>
    <style:style style:name="T60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font-style="normal" style:text-underline-style="none" fo:font-weight="normal" style:font-name-asian="Symbol1" style:font-size-asian="14pt" style:font-style-asian="normal" style:font-name-complex="Times New Roman" style:language-complex="ar" style:country-complex="SA" style:font-style-complex="normal" loext:padding="0in" loext:border="none"/>
    </style:style>
    <style:style style:name="T61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font-style="normal" style:text-underline-style="none" fo:font-weight="normal" officeooo:rsid="00748223" style:font-name-asian="Symbol1" style:font-size-asian="14pt" style:font-style-asian="normal" style:font-name-complex="Times New Roman" style:language-complex="ar" style:country-complex="SA" style:font-style-complex="normal" loext:padding="0in" loext:border="none"/>
    </style:style>
    <style:style style:name="T62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font-style="normal" style:text-underline-style="none" fo:font-weight="normal" officeooo:rsid="0072ad5d" style:font-name-asian="Symbol1" style:font-size-asian="14pt" style:font-style-asian="normal" style:font-name-complex="Times New Roman" style:language-complex="ar" style:country-complex="SA" style:font-style-complex="normal" loext:padding="0in" loext:border="none"/>
    </style:style>
    <style:style style:name="T63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font-style="italic" style:text-underline-style="none" fo:font-weight="normal" style:font-name-asian="Symbol1" style:font-size-asian="14pt" style:font-style-asian="italic" style:font-name-complex="Times New Roman" style:language-complex="ar" style:country-complex="SA" style:font-style-complex="normal" loext:padding="0in" loext:border="none"/>
    </style:style>
    <style:style style:name="T64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font-style="italic" style:text-underline-style="none" fo:font-weight="normal" officeooo:rsid="0072ad5d" style:font-name-asian="Symbol1" style:font-size-asian="14pt" style:font-style-asian="italic" style:font-name-complex="Times New Roman" style:language-complex="ar" style:country-complex="SA" style:font-style-complex="normal" loext:padding="0in" loext:border="none"/>
    </style:style>
    <style:style style:name="T65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6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31629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7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31629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8" style:family="text">
      <style:text-properties fo:font-variant="normal" fo:text-transform="none" style:use-window-font-color="true" style:text-line-through-style="none" style:text-line-through-type="none" style:text-position="super 58%" fo:font-size="14pt" fo:letter-spacing="normal" fo:font-style="normal" style:text-underline-style="none" fo:font-weight="normal" officeooo:rsid="00748223" style:font-name-asian="Symbol1" style:font-size-asian="14pt" style:font-style-asian="normal" style:font-name-complex="Times New Roman" style:language-complex="ar" style:country-complex="SA" style:font-style-complex="normal" loext:padding="0in" loext:border="none"/>
    </style:style>
    <style:style style:name="T69" style:family="text">
      <style:text-properties fo:font-variant="normal" fo:text-transform="none" style:use-window-font-color="true" style:text-line-through-style="none" style:text-line-through-type="none" style:text-position="-13% 100%" fo:font-size="8pt" fo:letter-spacing="normal" fo:font-style="italic" style:text-underline-style="none" fo:font-weight="normal" style:font-name-asian="Symbol1" style:font-size-asian="8pt" style:font-style-asian="italic" style:font-name-complex="Times New Roman" style:language-complex="ar" style:country-complex="SA" style:font-style-complex="normal" loext:padding="0in" loext:border="none"/>
    </style:style>
    <style:style style:name="T70" style:family="text">
      <style:text-properties fo:font-variant="normal" fo:text-transform="none" style:use-window-font-color="true" style:text-line-through-style="none" style:text-line-through-type="none" style:text-position="-13% 100%" fo:font-size="8pt" fo:letter-spacing="normal" fo:font-style="normal" style:text-underline-style="none" fo:font-weight="normal" style:font-name-asian="Symbol1" style:font-size-asian="8pt" style:font-style-asian="normal" style:font-name-complex="Times New Roman" style:language-complex="ar" style:country-complex="SA" style:font-style-complex="normal" loext:padding="0in" loext:border="none"/>
    </style:style>
    <style:style style:name="T71" style:family="text">
      <style:text-properties fo:font-variant="normal" fo:text-transform="none" style:use-window-font-color="true" style:text-line-through-style="none" style:text-line-through-type="none" style:text-position="-13% 100%" fo:font-size="8pt" fo:letter-spacing="normal" fo:font-style="normal" style:text-underline-style="none" fo:font-weight="normal" officeooo:rsid="0072ad5d" style:font-name-asian="Symbol1" style:font-size-asian="8pt" style:font-style-asian="normal" style:font-name-complex="Times New Roman" style:language-complex="ar" style:country-complex="SA" style:font-style-complex="normal" loext:padding="0in" loext:border="none"/>
    </style:style>
    <style:style style:name="T72" style:family="text">
      <style:text-properties fo:font-variant="normal" fo:text-transform="none" style:text-line-through-style="none" style:text-line-through-type="none" fo:letter-spacing="normal" fo:font-style="normal" fo:font-weight="normal" officeooo:rsid="00239ad5" style:font-style-asian="normal" style:font-name-complex="Times New Roman2" style:font-style-complex="normal" loext:padding="0in" loext:border="none"/>
    </style:style>
    <style:style style:name="T73" style:family="text">
      <style:text-properties fo:font-variant="normal" fo:text-transform="none" style:text-line-through-style="none" style:text-line-through-type="none" fo:letter-spacing="normal" fo:font-style="normal" fo:font-weight="normal" officeooo:rsid="00718843" style:font-style-asian="normal" style:font-name-complex="Times New Roman2" style:font-style-complex="normal" loext:padding="0in" loext:border="none"/>
    </style:style>
    <style:style style:name="T74" style:family="text">
      <style:text-properties fo:font-variant="normal" fo:text-transform="none" style:text-line-through-style="none" style:text-line-through-type="none" fo:letter-spacing="normal" fo:font-style="normal" fo:font-weight="normal" officeooo:rsid="0072fe1e" style:font-style-asian="normal" style:font-name-complex="Times New Roman2" style:font-style-complex="normal" loext:padding="0in" loext:border="none"/>
    </style:style>
    <style:style style:name="T75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239ad5" style:font-style-asian="normal" style:font-name-complex="Times New Roman2" style:font-style-complex="normal" loext:padding="0in" loext:border="none"/>
    </style:style>
    <style:style style:name="T76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72fe1e" style:font-style-asian="normal" style:font-name-complex="Times New Roman2" style:font-style-complex="normal" loext:padding="0in" loext:border="none"/>
    </style:style>
    <style:style style:name="T77" style:family="text">
      <style:text-properties fo:font-variant="normal" fo:text-transform="none" fo:letter-spacing="normal" fo:font-style="normal" fo:font-weight="normal" officeooo:rsid="0015a3a6" style:font-style-asian="normal" style:font-style-complex="normal" loext:padding="0in" loext:border="none"/>
    </style:style>
    <style:style style:name="T78" style:family="text">
      <style:text-properties fo:font-variant="normal" fo:text-transform="none" fo:letter-spacing="normal" fo:font-style="normal" fo:font-weight="normal" officeooo:rsid="006c3090" style:font-style-asian="normal" style:font-style-complex="normal" loext:padding="0in" loext:border="none"/>
    </style:style>
    <style:style style:name="T79" style:family="text">
      <style:text-properties fo:font-variant="normal" fo:text-transform="none" fo:letter-spacing="normal" fo:font-style="normal" fo:font-weight="normal" officeooo:rsid="006b2585" style:font-name-asian="Times New Roman1" style:font-style-asian="normal" style:font-name-complex="Times New Roman1" style:font-style-complex="normal" loext:padding="0in" loext:border="none"/>
    </style:style>
    <style:style style:name="T80" style:family="text">
      <style:text-properties fo:font-variant="normal" fo:text-transform="none" style:text-position="sub 58%" fo:letter-spacing="normal" fo:font-style="normal" fo:font-weight="normal" officeooo:rsid="006b2585" style:font-style-asian="normal" style:font-style-complex="normal" loext:padding="0in" loext:border="none"/>
    </style:style>
    <style:style style:name="T81" style:family="text">
      <style:text-properties fo:font-variant="normal" fo:text-transform="none" style:text-position="sub 58%" fo:letter-spacing="normal" fo:font-style="normal" fo:font-weight="normal" officeooo:rsid="006c3090" style:font-style-asian="normal" style:font-style-complex="normal" loext:padding="0in" loext:border="none"/>
    </style:style>
    <style:style style:name="T82" style:family="text">
      <style:text-properties fo:font-variant="normal" fo:text-transform="none" style:text-position="super 58%" fo:letter-spacing="normal" fo:font-style="normal" fo:font-weight="normal" officeooo:rsid="006b2585" style:font-style-asian="normal" style:font-style-complex="normal" loext:padding="0in" loext:border="none"/>
    </style:style>
    <style:style style:name="T83" style:family="text">
      <style:text-properties fo:font-variant="normal" fo:text-transform="none" style:text-position="super 58%" fo:letter-spacing="normal" fo:font-style="normal" fo:font-weight="normal" officeooo:rsid="006c3090" style:font-style-asian="normal" style:font-style-complex="normal" loext:padding="0in" loext:border="none"/>
    </style:style>
    <style:style style:name="T84" style:family="text">
      <style:text-properties style:text-line-through-style="none" style:text-line-through-type="none" fo:language="uk" fo:country="UA" style:text-underline-style="none" style:font-name-complex="Times New Roman" style:language-complex="ar" style:country-complex="SA"/>
    </style:style>
    <style:style style:name="T85" style:family="text">
      <style:text-properties style:text-line-through-style="none" style:text-line-through-type="none" fo:language="uk" fo:country="UA" style:text-underline-style="none" officeooo:rsid="005b9f18" style:font-name-complex="Times New Roman" style:language-complex="ar" style:country-complex="SA"/>
    </style:style>
    <style:style style:name="T86" style:family="text">
      <style:text-properties style:text-line-through-style="none" style:text-line-through-type="none" fo:language="uk" fo:country="UA" style:text-underline-style="none" officeooo:rsid="005f3991" style:font-name-complex="Times New Roman" style:language-complex="ar" style:country-complex="SA"/>
    </style:style>
    <style:style style:name="T87" style:family="text">
      <style:text-properties style:text-line-through-style="none" style:text-line-through-type="none" fo:letter-spacing="-0.0016in" fo:language="uk" fo:country="UA" style:text-underline-style="none" style:font-name-complex="Times New Roman" style:language-complex="ar" style:country-complex="SA"/>
    </style:style>
    <style:style style:name="T88" style:family="text">
      <style:text-properties officeooo:rsid="003a5bbb"/>
    </style:style>
    <style:style style:name="T89" style:family="text">
      <style:text-properties officeooo:rsid="0040c615"/>
    </style:style>
    <style:style style:name="T90" style:family="text">
      <style:text-properties fo:language="uk" fo:country="UA" officeooo:rsid="002086bd" style:font-name-complex="Times New Roman2"/>
    </style:style>
    <style:style style:name="T91" style:family="text">
      <style:text-properties fo:language="uk" fo:country="UA" officeooo:rsid="0061f786" style:font-name-complex="Times New Roman2"/>
    </style:style>
    <style:style style:name="T92" style:family="text">
      <style:text-properties fo:language="uk" fo:country="UA" officeooo:rsid="005acf9b" style:font-name-complex="Times New Roman2"/>
    </style:style>
    <style:style style:name="T93" style:family="text">
      <style:text-properties fo:language="uk" fo:country="UA" officeooo:rsid="00690783" style:font-name-complex="Times New Roman2"/>
    </style:style>
    <style:style style:name="T94" style:family="text">
      <style:text-properties fo:language="uk" fo:country="UA" officeooo:rsid="0022176e" style:font-name-complex="Times New Roman2"/>
    </style:style>
    <style:style style:name="T95" style:family="text">
      <style:text-properties fo:language="uk" fo:country="UA" officeooo:rsid="005d812a" style:font-name-complex="Times New Roman2"/>
    </style:style>
    <style:style style:name="T96" style:family="text">
      <style:text-properties fo:language="uk" fo:country="UA" officeooo:rsid="00239ad5" style:font-name-complex="Times New Roman2"/>
    </style:style>
    <style:style style:name="T97" style:family="text">
      <style:text-properties fo:language="uk" fo:country="UA" officeooo:rsid="005a3630" style:font-name-complex="Times New Roman2"/>
    </style:style>
    <style:style style:name="T98" style:family="text">
      <style:text-properties fo:language="uk" fo:country="UA" officeooo:rsid="00618ad2" style:font-name-complex="Times New Roman2"/>
    </style:style>
    <style:style style:name="T99" style:family="text">
      <style:text-properties fo:language="uk" fo:country="UA" officeooo:rsid="005fb214" style:font-name-complex="Times New Roman2"/>
    </style:style>
    <style:style style:name="T100" style:family="text">
      <style:text-properties officeooo:rsid="007d41b5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Варіант №<text:span text:style-name="T100">25</text:span></text:p>
      <text:p text:style-name="P1"/>
      <text:list xml:id="list2392661701" text:style-name="L1">
        <text:list-item>
          <text:p text:style-name="P9"><text:span text:style-name="T35">Вибірки, складені з </text:span><text:span text:style-name="T36">n</text:span><text:span text:style-name="T35"> різних елементів по </text:span><text:span text:style-name="T36">m</text:span><text:span text:style-name="T35"> елементів, що відрізняються хоча б одним елементом, це:</text:span></text:p>
          <text:p text:style-name="P10"><text:span text:style-name="T43">А) комбінація; Б) розміщення; В) перестановка; Г) розміщення з повтореннями; Д) перестановка з повтореннями; </text:span><text:span text:style-name="T44">Е</text:span><text:span text:style-name="T43">) комбінація з повтореннями;</text:span></text:p>
          <text:p text:style-name="P28"/>
        </text:list-item>
        <text:list-item>
          <text:p text:style-name="P11"><text:span text:style-name="T84">У кошику </text:span><text:span text:style-name="T26">п’ять</text:span><text:span text:style-name="T84"> яблук та </text:span><text:span text:style-name="T85">вісім</text:span><text:span text:style-name="T84"> апельсинів. Олег вибирає або яблуко, або апельсин. Після цього Надійка вибирає з фруктів, що залишилися, яблуко й апельсин одночасно. Скільки можливостей такого</text:span><text:span text:style-name="T87"> </text:span><text:span text:style-name="T84">вибору?</text:span></text:p>
          <text:p text:style-name="P40"/>
        </text:list-item>
        <text:list-item>
          <text:p text:style-name="P23">Виберіть правильну рівність:</text:p>
          <text:p text:style-name="P41"><text:span text:style-name="T37">А</text:span><text:span text:style-name="T38">) </text:span><text:span text:style-name="T39">С</text:span><text:span text:style-name="T32">6</text:span><text:span text:style-name="T33">0</text:span><text:span text:style-name="T38"> </text:span><text:span text:style-name="T39">= С</text:span><text:span text:style-name="T32">6</text:span><text:span text:style-name="T33">6</text:span><text:span text:style-name="T38">; </text:span><text:span text:style-name="T40">Б</text:span><text:span text:style-name="T38">) </text:span><text:span text:style-name="T39">А</text:span><text:span text:style-name="T32">5</text:span><text:span text:style-name="T33">0</text:span><text:span text:style-name="T38"> </text:span><text:span text:style-name="T39">= А</text:span><text:span text:style-name="T32">5</text:span><text:span text:style-name="T33">5</text:span><text:span text:style-name="T38">; </text:span><text:span text:style-name="T40">В</text:span><text:span text:style-name="T38">) </text:span><text:span text:style-name="T39">А</text:span><text:span text:style-name="T32">5</text:span><text:span text:style-name="T33">1</text:span><text:span text:style-name="T38"> </text:span><text:span text:style-name="T39">= А</text:span><text:span text:style-name="T32">5</text:span><text:span text:style-name="T34">5</text:span><text:span text:style-name="T38">; </text:span><text:span text:style-name="T40">Г</text:span><text:span text:style-name="T38">) </text:span><text:span text:style-name="T39">С</text:span><text:span text:style-name="T32">6</text:span><text:span text:style-name="T33">1</text:span><text:span text:style-name="T38"> </text:span><text:span text:style-name="T39">= С</text:span><text:span text:style-name="T32">6</text:span><text:span text:style-name="T33">6</text:span><text:span text:style-name="T38">; </text:span><text:span text:style-name="T40">Д</text:span><text:span text:style-name="T41">) </text:span><text:span text:style-name="T39">А</text:span><text:span text:style-name="T32">5</text:span><text:span text:style-name="T33">2</text:span><text:span text:style-name="T38"> </text:span><text:span text:style-name="T39">= А</text:span><text:span text:style-name="T32">5</text:span><text:span text:style-name="T33">3</text:span><text:span text:style-name="T38">; </text:span><text:span text:style-name="T40">Е</text:span><text:span text:style-name="T38">) </text:span><text:span text:style-name="T39">С</text:span><text:span text:style-name="T32">6</text:span><text:span text:style-name="T33">1</text:span><text:span text:style-name="T38"> </text:span><text:span text:style-name="T39">= С</text:span><text:span text:style-name="T32">6</text:span><text:span text:style-name="T33">5</text:span><text:span text:style-name="T38">; </text:span></text:p>
          <text:p text:style-name="P29"/>
        </text:list-item>
        <text:list-item>
          <text:p text:style-name="P41"><text:span text:style-name="T38">Яких п</text:span><text:span text:style-name="T42">ід</text:span><text:span text:style-name="T38">множин множини А б</text:span><text:span text:style-name="T42">іл</text:span><text:span text:style-name="T38">ьше: тих, що м</text:span><text:span text:style-name="T42">іс</text:span><text:span text:style-name="T38">тять множину В, чи тих, що не перетинаються з множиною </text:span><text:span text:style-name="T42">В?</text:span><text:span text:style-name="T38"> <text:s/></text:span></text:p>
          <text:p text:style-name="P40"/>
        </text:list-item>
        <text:list-item>
          <text:p text:style-name="P11"><text:span text:style-name="T84">Скільки існує варіантів заповнення картки національної лотереї 6 з 39 таких, що вірно вгадано рівно </text:span><text:span text:style-name="T86">4</text:span><text:span text:style-name="T84"> цифр</text:span><text:span text:style-name="T86">и? </text:span></text:p>
          <text:p text:style-name="P42"/>
        </text:list-item>
        <text:list-item>
          <text:p text:style-name="P12"><text:span text:style-name="T1">Скількома способами можна купити </text:span><text:span text:style-name="T2">дев’ять</text:span><text:span text:style-name="T1"> тістечок у кондитерській, де є </text:span><text:span text:style-name="T2">сім</text:span><text:span text:style-name="T1"> різних сортів</text:span><text:span text:style-name="T19"> </text:span><text:span text:style-name="T1">тістечок?</text:span></text:p>
          <text:p text:style-name="P44"/>
        </text:list-item>
        <text:list-item>
          <text:p text:style-name="P13"><text:span text:style-name="T3">Нехай n = p</text:span><text:span text:style-name="T23">1</text:span><text:span text:style-name="T24">α</text:span><text:span text:style-name="T25">1</text:span><text:span text:style-name="T3"> ⋅ p</text:span><text:span text:style-name="T23">2</text:span><text:span text:style-name="T24">α</text:span><text:span text:style-name="T25">2</text:span><text:span text:style-name="T3"> ⋅ ... ⋅ p</text:span><text:span text:style-name="T23">r</text:span><text:span text:style-name="T24">αr</text:span><text:span text:style-name="T3"> - розклад числа n на прості множники. Знайти кількість дільників, що не діляться на квадрат будь-якого числа окрім 1.</text:span></text:p>
          <text:p text:style-name="P45"/>
        </text:list-item>
        <text:list-item>
          <text:p text:style-name="P14"><text:span text:style-name="T3">Скількома способами можна розташувати </text:span><text:span text:style-name="T4">8</text:span><text:span text:style-name="T3"> нулів та </text:span><text:span text:style-name="T4">6</text:span><text:span text:style-name="T3"> одиниць так, щоб жодні дві одиниці не стояли поруч?</text:span></text:p>
          <text:p text:style-name="P46"/>
        </text:list-item>
        <text:list-item>
          <text:p text:style-name="P14"><text:span text:style-name="T3">Нехай множина А </text:span><text:span text:style-name="T14">мі</text:span><text:span text:style-name="T3">стить </text:span><text:span text:style-name="T14">n</text:span><text:span text:style-name="T3"> елеме</text:span><text:span text:style-name="T14">н</text:span><text:span text:style-name="T3">т</text:span><text:span text:style-name="T14">і</text:span><text:span text:style-name="T3">в, а множина В — </text:span><text:span text:style-name="T14">m</text:span><text:span text:style-name="T3"> елемент</text:span><text:span text:style-name="T14">ів</text:span><text:span text:style-name="T3">. Визначити </text:span><text:span text:style-name="T14">кі</text:span><text:span text:style-name="T3">ль</text:span><text:span text:style-name="T14">кі</text:span><text:span text:style-name="T3">сть всюди визначених в</text:span><text:span text:style-name="T14">ід</text:span><text:span text:style-name="T3">пов</text:span><text:span text:style-name="T14">ід</text:span><text:span text:style-name="T3">ностей </text:span><text:span text:style-name="T14">мі</text:span><text:span text:style-name="T3">ж множинами А </text:span><text:span text:style-name="T14">і</text:span><text:span text:style-name="T3"> В.</text:span></text:p>
          <text:p text:style-name="P30"/>
        </text:list-item>
        <text:list-item>
          <text:p text:style-name="P15"><text:span text:style-name="T45">На полиці </text:span><text:span text:style-name="T46">2</text:span><text:span text:style-name="T49">4</text:span><text:span text:style-name="T45"> книг</text:span><text:span text:style-name="T47">и</text:span><text:span text:style-name="T45">. Скільки існує способів обрати </text:span><text:span text:style-name="T48">1</text:span><text:span text:style-name="T49">7</text:span><text:span text:style-name="T45"> книг, щоб ніякі дві книги не брати поруч?</text:span></text:p>
          <text:p text:style-name="P2"/>
        </text:list-item>
        <text:list-item>
          <text:p text:style-name="P15"><text:span text:style-name="T90">За круглим столом короля Артура сид</text:span><text:span text:style-name="T91">я</text:span><text:span text:style-name="T90">ть </text:span><text:span text:style-name="T92">2</text:span><text:span text:style-name="T93">6</text:span><text:span text:style-name="T90"> лицар</text:span><text:span text:style-name="T91">і</text:span><text:span text:style-name="T93">в</text:span><text:span text:style-name="T90">. Кожен ворогує зі своїми сусідами. Потрібно обрати </text:span><text:span text:style-name="T27">1</text:span><text:span text:style-name="T28">1</text:span><text:span text:style-name="T90"> лицарів, щоб визволити принцесу. Скільки існує способів обрання лицарів, щоб серед обраних лицарів не було воро</text:span><text:span text:style-name="T94">г</text:span><text:span text:style-name="T90">ів?</text:span></text:p>
          <text:p text:style-name="P24"/>
        </text:list-item>
        <text:list-item>
          <text:p text:style-name="P15"><text:span text:style-name="T94">Ліфт, у якому знаходяться </text:span><text:span text:style-name="T95">4</text:span><text:span text:style-name="T93">8</text:span><text:span text:style-name="T94"> пасажирів, може зупинятись на </text:span><text:span text:style-name="T29">18</text:span><text:span text:style-name="T94"> поверхах. Пасажири виходять групами по </text:span><text:span text:style-name="T30">1</text:span><text:span text:style-name="T28">5</text:span><text:span text:style-name="T94">, </text:span><text:span text:style-name="T92">1</text:span><text:span text:style-name="T93">6</text:span><text:span text:style-name="T94"> і </text:span><text:span text:style-name="T31">1</text:span><text:span text:style-name="T28">7</text:span><text:span text:style-name="T94"> чоловік. Скількома способами це може відбуватись?</text:span></text:p>
          <text:p text:style-name="P25"/>
        </text:list-item>
        <text:list-item>
          <text:p text:style-name="P15"><text:span text:style-name="T96">Скількома способами можна розставити </text:span><text:span text:style-name="T97">1</text:span><text:span text:style-name="T93">8</text:span><text:span text:style-name="T96"> томів зібрання творів І.Я. Франко так, щоб </text:span><text:span text:style-name="T92"><text:s/></text:span><text:span text:style-name="T98"><text:s/></text:span><text:span text:style-name="T99">сьомий </text:span><text:span text:style-name="T93">і восьмий</text:span><text:span text:style-name="T95"> </text:span><text:span text:style-name="T96">томи не стояли поруч?</text:span></text:p>
          <text:p text:style-name="P3"/>
        </text:list-item>
        <text:list-item>
          <text:p text:style-name="P47"><text:span text:style-name="T72">Знайти </text:span><text:span text:style-name="T74">n</text:span><text:span text:style-name="T72">, коли в</text:span><text:span text:style-name="T73">і</text:span><text:span text:style-name="T72">домо, що у розклад</text:span><text:span text:style-name="T74">і</text:span><text:span text:style-name="T72"> (1 + х)</text:span><text:span text:style-name="T76">n</text:span><text:span text:style-name="T72"> коеф</text:span><text:span text:style-name="T74">іціє</text:span><text:span text:style-name="T72">нти при х</text:span><text:span text:style-name="T76">5</text:span><text:span text:style-name="T72"> та х</text:span><text:span text:style-name="T75">12</text:span><text:span text:style-name="T72"> однаков</text:span><text:span text:style-name="T74">і</text:span><text:span text:style-name="T72">.</text:span></text:p>
          <text:p text:style-name="P48"/>
        </text:list-item>
        <text:list-item>
          <text:p text:style-name="P16"><text:span text:style-name="T3">В колоді </text:span><text:span text:style-name="T6">36</text:span><text:span text:style-name="T3"> карт - 4 кольори з номерами від 1 до </text:span><text:span text:style-name="T6">9</text:span><text:span text:style-name="T3">. Скільки існує способів витягнути </text:span><text:span text:style-name="T6">5</text:span><text:span text:style-name="T3"> карт так, щоб це було рівно </text:span><text:span text:style-name="T6">2</text:span><text:span text:style-name="T3"> карти з одним номером і </text:span><text:span text:style-name="T6">3</text:span><text:span text:style-name="T3"> з іншим?</text:span></text:p>
          <text:p text:style-name="P49"/>
        </text:list-item>
        <text:list-item>
          <text:p text:style-name="P16"><text:span text:style-name="T3">Нехай множина М </text:span><text:span text:style-name="T15">мі</text:span><text:span text:style-name="T3">стить </text:span><text:span text:style-name="T15">n</text:span><text:span text:style-name="T3"> елемент</text:span><text:span text:style-name="T15">і</text:span><text:span text:style-name="T3">в. Визначити кількість</text:span><text:span text:style-name="T16">:</text:span><text:span text:style-name="T3"> </text:span></text:p>
          <text:p text:style-name="P6"><text:span text:style-name="T16">а) </text:span><text:span text:style-name="T3">нерефлексивних в</text:span><text:span text:style-name="T15">ід</text:span><text:span text:style-name="T3">ношень на множині М; </text:span></text:p>
          <text:p text:style-name="P16"><text:soft-page-break/><text:span text:style-name="T17">б) </text:span><text:span text:style-name="T3">нерефлексивних </text:span><text:span text:style-name="T18">і</text:span><text:span text:style-name="T3"> неантирефлексивних в</text:span><text:span text:style-name="T15">ід</text:span><text:span text:style-name="T3">ношень на множині М.</text:span></text:p>
          <text:p text:style-name="P50"/>
        </text:list-item>
        <text:list-item>
          <text:p text:style-name="P17"><text:span text:style-name="T3">Прапор складається з </text:span><text:span text:style-name="T7">24</text:span><text:span text:style-name="T3"> горизонтальних смуг </text:span><text:span text:style-name="T7">16</text:span><text:span text:style-name="T5"> різних</text:span><text:span text:style-name="T3"> кольорів, причому довільні дві сусідні смуги повинні мати різні кольори. Скільк</text:span><text:span text:style-name="T5">и</text:span><text:span text:style-name="T3"> </text:span><text:span text:style-name="T5">існує різних прапорів з такими властивостями</text:span><text:span text:style-name="T3">?</text:span></text:p>
          <text:p text:style-name="P51"/>
        </text:list-item>
        <text:list-item>
          <text:p text:style-name="P18"><text:span text:style-name="T3">Необхідно скласти </text:span><text:span text:style-name="T9">20</text:span><text:span text:style-name="T3"> іспит</text:span><text:span text:style-name="T8">ів</text:span><text:span text:style-name="T3"> на протязі </text:span><text:span text:style-name="T9">25</text:span><text:span text:style-name="T3"> днів. Скількома способами це можна зробити?</text:span></text:p>
          <text:p text:style-name="P52"/>
        </text:list-item>
        <text:list-item>
          <text:p text:style-name="P18"><text:span text:style-name="T3">В скрині кулі </text:span><text:span text:style-name="T10">1</text:span><text:span text:style-name="T13">5</text:span><text:span text:style-name="T3">-</text:span><text:span text:style-name="T10">и</text:span><text:span text:style-name="T3"> кольорів. Яку найменшу кількість куль треба узяти, щоб серед них </text:span><text:span text:style-name="T11">(обов’язково) </text:span><text:span text:style-name="T3">бул</text:span><text:span text:style-name="T13">о</text:span><text:span text:style-name="T3"> </text:span><text:span text:style-name="T13">21</text:span><text:span text:style-name="T3"> кул</text:span><text:span text:style-name="T13">ь</text:span><text:span text:style-name="T3"> одного кольору?</text:span></text:p>
          <text:p text:style-name="P4"/>
        </text:list-item>
        <text:list-item>
          <text:p text:style-name="P19"><text:span text:style-name="T3">В скрині </text:span><text:span text:style-name="T10">8</text:span><text:span text:style-name="T3"> чорних, </text:span><text:span text:style-name="T12">7</text:span><text:span text:style-name="T3"> білих, </text:span><text:span text:style-name="T13">2</text:span><text:span text:style-name="T10">4</text:span><text:span text:style-name="T3"> червоних, </text:span><text:span text:style-name="T13">29</text:span><text:span text:style-name="T3"> зелених куль. Яку найменшу кількість куль треба узяти, щоб серед них </text:span><text:span text:style-name="T11">(обов’язково) </text:span><text:span text:style-name="T3">було </text:span><text:span text:style-name="T13">21</text:span><text:span text:style-name="T3"> куль одного кольору?</text:span></text:p>
          <text:p text:style-name="P31"/>
        </text:list-item>
        <text:list-item>
          <text:p text:style-name="P19"><text:span text:style-name="T45">Скільки існує різних способів роздати </text:span><text:span text:style-name="T50">z</text:span><text:span text:style-name="T45">1 троянд, </text:span><text:span text:style-name="T50">z</text:span><text:span text:style-name="T45">2 гвоздик, </text:span><text:span text:style-name="T50">z</text:span><text:span text:style-name="T45">3 волошок </text:span><text:span text:style-name="T50">q</text:span><text:span text:style-name="T45"> дівчатам?</text:span></text:p>
          <text:p text:style-name="P31"/>
        </text:list-item>
        <text:list-item>
          <text:p text:style-name="P20"><text:span text:style-name="T45">Компанiя, </text:span><text:span text:style-name="T51">що</text:span><text:span text:style-name="T45"> складається з 10 подружнiх пар, розбивається на 5 груп по 4 людини для прогулянки на човнах. </text:span><text:span text:style-name="T52">У</text:span><text:span text:style-name="T45"> скiлькох випадках даний </text:span><text:span text:style-name="T53">(певний) </text:span><text:span text:style-name="T45">чоловiк опиниться в одному човнi зі своєю дружиною?</text:span></text:p>
          <text:p text:style-name="P32"/>
        </text:list-item>
        <text:list-item>
          <text:p text:style-name="P21"><text:span text:style-name="T54">Нехай </text:span><text:span text:style-name="T45">a</text:span><text:span text:style-name="T65">1</text:span><text:span text:style-name="T45">, a</text:span><text:span text:style-name="T65">2</text:span><text:span text:style-name="T45">, ..., a</text:span><text:span text:style-name="T65">n</text:span><text:span text:style-name="T45"> - довільні різні натуральні числа. Довести, що тоді або одне з них, або різниця яких</text:span><text:span text:style-name="T55">ос</text:span><text:span text:style-name="T45">ь двох буде ділитися на n.</text:span></text:p>
          <text:p text:style-name="P33"/>
        </text:list-item>
        <text:list-item>
          <text:p text:style-name="P22"><text:span text:style-name="T45">Довести, що </text:span><text:span text:style-name="T56">C</text:span><text:span text:style-name="T66">n+1</text:span><text:span text:style-name="T67">k </text:span><text:span text:style-name="T56">= C</text:span><text:span text:style-name="T66">n</text:span><text:span text:style-name="T67">k</text:span><text:span text:style-name="T56"> + <text:s/>C</text:span><text:span text:style-name="T66">n</text:span><text:span text:style-name="T67">k-1</text:span><text:span text:style-name="T56">.</text:span></text:p>
          <text:p text:style-name="P37"/>
        </text:list-item>
        <text:list-item>
          <text:p text:style-name="P43"><text:span text:style-name="T77">Довести, що </text:span><text:span text:style-name="T79">∑</text:span><text:span text:style-name="T80">k=1</text:span><text:span text:style-name="T82">n</text:span><text:span text:style-name="T78">(</text:span><text:span text:style-name="T77">C</text:span><text:span text:style-name="T80">n</text:span><text:span text:style-name="T82">k</text:span><text:span text:style-name="T78">)</text:span><text:span text:style-name="T83">2</text:span><text:span text:style-name="T78"> = C</text:span><text:span text:style-name="T81">2n</text:span><text:span text:style-name="T83">n</text:span><text:span text:style-name="T78">.</text:span></text:p>
          <text:p text:style-name="P34"/>
        </text:list-item>
        <text:list-item>
          <text:p text:style-name="P35">Скільки існує 6-значних чисел, у яких сума цифр парна? </text:p>
          <text:p text:style-name="P35"/>
        </text:list-item>
        <text:list-item>
          <text:p text:style-name="P35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7"><text:span text:style-name="T21">а) </text:span><text:span text:style-name="T20">Скільки студентів не читає жодного журналу?</text:span></text:p>
          <text:p text:style-name="P7"><text:span text:style-name="T21">б) </text:span><text:span text:style-name="T22">Скільки студентів читає тільки “Лель”?</text:span></text:p>
          <text:p text:style-name="P7"><text:span text:style-name="T21">в) </text:span><text:span text:style-name="T20">Скільки студентів читає не менше 2 журналів? </text:span></text:p>
          <text:p text:style-name="P5"/>
        </text:list-item>
        <text:list-item>
          <text:p text:style-name="P5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7"><text:span text:style-name="T21">а) </text:span><text:span text:style-name="T20">Скільки студентів знає всі 3 мови?</text:span></text:p>
          <text:p text:style-name="P26"><text:span text:style-name="T57">б) </text:span><text:span text:style-name="T58">Скільки студентів знає рівно 2 мови?</text:span></text:p>
          <text:p text:style-name="P36"/>
        </text:list-item>
        <text:list-item>
          <text:p text:style-name="P36">Знайти розв’язок рекурентного співвідношення: </text:p>
          <text:p text:style-name="P27"><text:span text:style-name="T63">a</text:span><text:span text:style-name="T69">n</text:span><text:span text:style-name="T70">+2 </text:span><text:span text:style-name="T60">= 12·</text:span><text:span text:style-name="T63">a</text:span><text:span text:style-name="T69">n</text:span><text:span text:style-name="T70">+1 </text:span><text:span text:style-name="T60">– 36·</text:span><text:span text:style-name="T63">a</text:span><text:span text:style-name="T69">n </text:span><text:span text:style-name="T60">+ 50</text:span><text:span text:style-name="T63">n </text:span><text:span text:style-name="T60">+ 5, </text:span><text:span text:style-name="T63">a</text:span><text:span text:style-name="T70">0 </text:span><text:span text:style-name="T60">= 6, </text:span><text:span text:style-name="T63">a</text:span><text:span text:style-name="T70">1 </text:span><text:span text:style-name="T60">= 21.</text:span></text:p>
          <text:p text:style-name="P39"/>
        </text:list-item>
        <text:list-item>
          <text:p text:style-name="P38">Методом твірних функцій знайти розв’язок рекурентного співвідношення: </text:p>
          <text:p text:style-name="P27"><text:span text:style-name="T63">a</text:span><text:span text:style-name="T70">n</text:span><text:span text:style-name="T69"> </text:span><text:span text:style-name="T63">= </text:span><text:span text:style-name="T61">6</text:span><text:span text:style-name="T63">·a</text:span><text:span text:style-name="T70">n-1</text:span><text:span text:style-name="T69"> </text:span><text:span text:style-name="T63">– </text:span><text:span text:style-name="T61">9</text:span><text:span text:style-name="T60">·</text:span><text:span text:style-name="T63">a</text:span><text:span text:style-name="T70">n-</text:span><text:span text:style-name="T71">2</text:span><text:span text:style-name="T60"> </text:span><text:span text:style-name="T61">+2</text:span><text:span text:style-name="T68">n</text:span><text:span text:style-name="T61">,</text:span><text:span text:style-name="T63"> </text:span><text:span text:style-name="T59">при</text:span><text:span text:style-name="T64"> </text:span><text:span text:style-name="T60">n</text:span><text:span text:style-name="T64">&gt;</text:span><text:span text:style-name="T62">1, </text:span><text:span text:style-name="T63">a</text:span><text:span text:style-name="T70">0</text:span><text:span text:style-name="T69"> </text:span><text:span text:style-name="T63">= </text:span><text:span text:style-name="T61">1</text:span><text:span text:style-name="T60">,</text:span><text:span text:style-name="T63"> a</text:span><text:span text:style-name="T70">1</text:span><text:span text:style-name="T69"> </text:span><text:span text:style-name="T63">= </text:span><text:span text:style-name="T61">8</text:span><text:span text:style-name="T63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298" style:display-name="ListLabel 298" style:family="text">
      <style:text-properties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07T11:37:58.260754038</dc:date>
    <meta:editing-cycles>54</meta:editing-cycles>
    <meta:editing-duration>PT12H8M16S</meta:editing-duration>
    <meta:generator>LibreOffice/6.4.6.2$Linux_X86_64 LibreOffice_project/40$Build-2</meta:generator>
    <meta:document-statistic meta:table-count="0" meta:image-count="0" meta:object-count="0" meta:page-count="2" meta:paragraph-count="42" meta:word-count="724" meta:character-count="4273" meta:non-whitespace-character-count="3605"/>
  </office:meta>
</office:document-meta>
</file>